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200000032005EF743.png" manifest:media-type="image/png"/>
  <manifest:file-entry manifest:full-path="Pictures/100000000000003200000032E39D2F5E.png" manifest:media-type="image/png"/>
  <manifest:file-entry manifest:full-path="Pictures/100002010000003200000032F4686850.png" manifest:media-type="image/png"/>
  <manifest:file-entry manifest:full-path="Pictures/100000000000003200000032E57216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26cm" svg:height="3.226cm" svg:x="3.4cm" svg:y="1.174cm">
          <draw:image xlink:href="Pictures/100000000000003200000032E572162E.png" xlink:type="simple" xlink:show="embed" xlink:actuate="onLoad">
            <text:p/>
          </draw:image>
        </draw:frame>
        <draw:frame draw:style-name="gr1" draw:text-style-name="P1" draw:layer="layout" svg:width="3.225cm" svg:height="3.225cm" svg:x="12.1cm" svg:y="7.175cm">
          <draw:image xlink:href="Pictures/100000000000003200000032E39D2F5E.png" xlink:type="simple" xlink:show="embed" xlink:actuate="onLoad">
            <text:p/>
          </draw:image>
        </draw:frame>
        <draw:frame draw:style-name="gr1" draw:text-style-name="P1" draw:layer="layout" svg:width="3.226cm" svg:height="3.225cm" svg:x="12.174cm" svg:y="1.1cm">
          <draw:image xlink:href="Pictures/100002010000003200000032F4686850.png" xlink:type="simple" xlink:show="embed" xlink:actuate="onLoad">
            <text:p/>
          </draw:image>
        </draw:frame>
        <draw:frame draw:style-name="gr1" draw:text-style-name="P1" draw:layer="layout" svg:width="3.12cm" svg:height="3.12cm" svg:x="3.4cm" svg:y="7.18cm">
          <draw:image xlink:href="Pictures/100002010000003200000032005EF743.png" xlink:type="simple" xlink:show="embed" xlink:actuate="onLoad">
            <text:p/>
          </draw:image>
        </draw:frame>
        <draw:frame draw:style-name="gr2" draw:text-style-name="P2" draw:layer="layout" svg:width="6.416cm" svg:height="1.331cm" svg:x="10.384cm" svg:y="4.669cm">
          <draw:text-box>
            <text:p text:style-name="P2">Hiroki MIZUNO</text:p>
          </draw:text-box>
        </draw:frame>
        <draw:frame draw:style-name="gr2" draw:text-style-name="P2" draw:layer="layout" svg:width="7.555cm" svg:height="1.331cm" svg:x="1.245cm" svg:y="4.7cm">
          <draw:text-box>
            <text:p text:style-name="P2">Hidekazu SEGAWA</text:p>
          </draw:text-box>
        </draw:frame>
        <draw:frame draw:style-name="gr2" draw:text-style-name="P2" draw:layer="layout" svg:width="5.679cm" svg:height="1.331cm" svg:x="10.9cm" svg:y="10.9cm">
          <draw:text-box>
            <text:p text:style-name="P2">Kiwamu Okabe</text:p>
          </draw:text-box>
        </draw:frame>
        <draw:frame draw:style-name="gr2" draw:text-style-name="P2" draw:layer="layout" svg:width="7.631cm" svg:height="1.331cm" svg:x="1.1cm" svg:y="10.9cm">
          <draw:text-box>
            <text:p text:style-name="P2">Takayuki Muranush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1T17:35:15.832241217</meta:creation-date>
    <dc:date>2014-09-01T21:18:12.749714620</dc:date>
    <meta:editing-duration>PT3H42M50S</meta:editing-duration>
    <meta:editing-cycles>10</meta:editing-cycles>
    <meta:generator>LibreOffice/4.3.1.2$Linux_X86_64 LibreOffice_project/430m0$Build-2</meta:generator>
    <meta:document-statistic meta:object-count="8"/>
  </office:meta>
</office:document-meta>
</file>